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2cc9c5" officeooo:paragraph-rsid="002cc9c5"/>
    </style:style>
    <style:style style:name="P2" style:family="paragraph" style:parent-style-name="Standard">
      <style:text-properties style:font-name="Linux Libertine O" officeooo:rsid="002cc9c5" officeooo:paragraph-rsid="002f8033"/>
    </style:style>
    <style:style style:name="P3" style:family="paragraph" style:parent-style-name="Standard">
      <style:text-properties style:font-name="Linux Libertine O" officeooo:rsid="002f8033" officeooo:paragraph-rsid="002f8033"/>
    </style:style>
    <style:style style:name="P4" style:family="paragraph" style:parent-style-name="Standard">
      <style:text-properties style:font-name="Linux Libertine O" officeooo:rsid="002fe50c" officeooo:paragraph-rsid="002fe50c"/>
    </style:style>
    <style:style style:name="P5" style:family="paragraph" style:parent-style-name="Standard">
      <style:text-properties style:font-name="Linux Libertine O" officeooo:rsid="002fefb8" officeooo:paragraph-rsid="002fefb8"/>
    </style:style>
    <style:style style:name="P6" style:family="paragraph" style:parent-style-name="Standard">
      <style:text-properties fo:color="#3465a4" loext:opacity="100%" style:font-name="Linux Libertine O" fo:font-weight="bold" officeooo:paragraph-rsid="002cc9c5" style:font-weight-asian="bold" style:font-weight-complex="bold"/>
    </style:style>
    <style:style style:name="P7" style:family="paragraph" style:parent-style-name="Standard">
      <style:text-properties style:font-name="Linux Libertine O" officeooo:rsid="002cc9c5" officeooo:paragraph-rsid="002f8033"/>
    </style:style>
    <style:style style:name="P8" style:family="paragraph" style:parent-style-name="Standard">
      <style:text-properties style:font-name="Linux Libertine O" officeooo:rsid="002cc9c5" officeooo:paragraph-rsid="0032a0f9"/>
    </style:style>
    <style:style style:name="P9" style:family="paragraph" style:parent-style-name="Standard">
      <style:text-properties style:font-name="Linux Libertine O" officeooo:rsid="002f8033" officeooo:paragraph-rsid="002f8033"/>
    </style:style>
    <style:style style:name="P10" style:family="paragraph" style:parent-style-name="Standard">
      <style:text-properties style:font-name="Linux Libertine O" officeooo:rsid="002f8033" officeooo:paragraph-rsid="00327b95"/>
    </style:style>
    <style:style style:name="P11" style:family="paragraph" style:parent-style-name="Standard">
      <style:text-properties style:font-name="Linux Libertine O" officeooo:rsid="002f8033" officeooo:paragraph-rsid="0032a0f9"/>
    </style:style>
    <style:style style:name="P12" style:family="paragraph" style:parent-style-name="Standard">
      <style:text-properties style:font-name="Linux Libertine O" officeooo:rsid="00327b95" officeooo:paragraph-rsid="00327b95"/>
    </style:style>
    <style:style style:name="P13" style:family="paragraph" style:parent-style-name="Standard">
      <style:text-properties style:font-name="Linux Libertine O" officeooo:rsid="002fe50c" officeooo:paragraph-rsid="0033c4bb"/>
    </style:style>
    <style:style style:name="P14" style:family="paragraph" style:parent-style-name="Standard">
      <style:text-properties style:font-name="Linux Libertine O" officeooo:rsid="002fe50c" officeooo:paragraph-rsid="00376d55"/>
    </style:style>
    <style:style style:name="P15" style:family="paragraph" style:parent-style-name="Standard">
      <style:text-properties style:font-name="Linux Libertine O" officeooo:rsid="0034f8b9" officeooo:paragraph-rsid="0034f8b9"/>
    </style:style>
    <style:style style:name="P16" style:family="paragraph" style:parent-style-name="Standard">
      <style:text-properties style:font-name="Linux Libertine O" officeooo:rsid="00376d55" officeooo:paragraph-rsid="00376d55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2cc9c5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4" style:family="text">
      <style:text-properties fo:color="#004586" loext:opacity="100%" style:font-name="Linux Libertine O" fo:font-size="18.2000007629395pt" officeooo:rsid="002f8033" style:font-size-asian="18.2000007629395pt" style:font-size-complex="18.2000007629395pt" style:font-weight-complex="600"/>
    </style:style>
    <style:style style:name="T5" style:family="text">
      <style:text-properties fo:color="#004586" loext:opacity="100%" style:font-name="Linux Libertine O" fo:font-size="18.2000007629395pt" officeooo:rsid="00316954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fo:font-weight="bold" officeooo:rsid="002f8033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7" style:family="text">
      <style:text-properties officeooo:rsid="002f8033"/>
    </style:style>
    <style:style style:name="T8" style:family="text">
      <style:text-properties officeooo:rsid="00316954"/>
    </style:style>
    <style:style style:name="T9" style:family="text">
      <style:text-properties officeooo:rsid="00324acb"/>
    </style:style>
    <style:style style:name="T10" style:family="text">
      <style:text-properties officeooo:rsid="0033c4bb"/>
    </style:style>
    <style:style style:name="T11" style:family="text">
      <style:text-properties officeooo:rsid="00376d55"/>
    </style:style>
    <style:style style:name="T12" style:family="text">
      <style:text-properties officeooo:rsid="00380ac8"/>
    </style:style>
    <style:style style:name="T13" style:family="text">
      <style:text-properties officeooo:rsid="003906f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6">Veggie pasta sauce</text:span><text:span text:style-name="T3"> (</text:span><text:span text:style-name="T5">6</text:span><text:span text:style-name="T3"> portions; </text:span><text:span text:style-name="T4">50min</text:span><text:span text:style-name="T3">)</text:span></text:h>
      <text:p text:style-name="Text_20_body"><text:span text:style-name="T3"/></text:p>
      <text:p text:style-name="Heading"><text:span text:style-name="T1">For the </text:span><text:span text:style-name="T2">sauce</text:span></text:p>
      <text:p text:style-name="P1"><text:span text:style-name="T7">6 large</text:span> cloves garlic</text:p>
      <text:p text:style-name="P1"><text:span text:style-name="T7">plenty of</text:span> olive oil for frying</text:p>
      <text:p text:style-name="P1"/>
      <text:p text:style-name="P2">1 courgette <text:span text:style-name="T9">(~250g)</text:span></text:p>
      <text:p text:style-name="P2"/>
      <text:p text:style-name="P10">1 heaped tsp basil</text:p>
      <text:p text:style-name="P2"><text:span text:style-name="T7">2-3</text:span> red onion<text:span text:style-name="T7">s (</text:span><text:span text:style-name="T8">~</text:span><text:span text:style-name="T7">400g)</text:span></text:p>
      <text:p text:style-name="P2"/>
      <text:p text:style-name="P3"><text:span text:style-name="T8">30</text:span>0g cherry tomatoes</text:p>
      <text:p text:style-name="P1"/>
      <text:p text:style-name="P12">1 tsp turmeric</text:p>
      <text:p text:style-name="P3">2 heaped tsp paprika</text:p>
      <text:p text:style-name="P1"><text:span text:style-name="T7">1 tsp </text:span>freshly ground black pepper</text:p>
      <text:p text:style-name="P3">1 tsp salt or to taste</text:p>
      <text:p text:style-name="P8">1 stock cuboid</text:p>
      <text:p text:style-name="P8"/>
      <text:p text:style-name="P8">1 large (6<text:span text:style-name="T7">6</text:span>0g) jar bolognese sauce</text:p>
      <text:p text:style-name="P8">1 tin plum tomatoes</text:p>
      <text:p text:style-name="P8">1 tin <text:span text:style-name="T7">chickpeas </text:span><text:span text:style-name="T10">(including water)</text:span></text:p>
      <text:p text:style-name="P11">7<text:span text:style-name="T8">5</text:span>g red lentils</text:p>
      <text:p text:style-name="P11"/>
      <text:p text:style-name="P15">(optional) 40g pea protein powder</text:p>
      <text:p text:style-name="P8"/>
      <text:p text:style-name="P8"/>
      <text:p text:style-name="P1"/>
      <text:p text:style-name="P4">Roughly chop the garlic, and chop the courgette into chunks. Fry the garlic on medium heat for 30 seconds, add the courgette, and fry for a further couple of minutes.</text:p>
      <text:p text:style-name="P4"/>
      <text:p text:style-name="P14">Chop the onions <text:span text:style-name="T10">and </text:span><text:span text:style-name="T11">add them to the pot along with the basil and </text:span><text:span text:style-name="T10">fry for a </text:span><text:span text:style-name="T11">couple of</text:span><text:span text:style-name="T10"> minutes</text:span>, <text:span text:style-name="T11">topping up the</text:span> olive oil and stirring as needed to stop it sticking.</text:p>
      <text:p text:style-name="P4"/>
      <text:p text:style-name="P13">Add the cherry tomatoes, <text:span text:style-name="T10">spices</text:span>, <text:span text:style-name="T10">and </text:span>stock cube. <text:span text:style-name="T10">Mix well. </text:span><text:span text:style-name="T11">Boil the kettle.</text:span></text:p>
      <text:p text:style-name="P4"/>
      <text:p text:style-name="P14">Add <text:span text:style-name="T11">the tinned tomatoes and break them up</text:span>. <text:span text:style-name="T11">Add the chickpeas (including water), jar sauce, lentils, and about 300ml hot water</text:span><text:span text:style-name="T10"> and</text:span> mix well.</text:p>
      <text:p text:style-name="P14"/>
      <text:p text:style-name="P16"><text:span text:style-name="T12">(Optional) </text:span>Sprinkle the protein powder on top and mix in well, making sure all the lumps are <text:span text:style-name="T13">dissolved</text:span>. Add more water if needed.</text:p>
      <text:p text:style-name="P14"/>
      <text:p text:style-name="P14"><text:span text:style-name="T11">S</text:span>immer <text:span text:style-name="T12">for 20-25 minutes or</text:span> until the lentils are cooked, <text:span text:style-name="T12">stirring occasionally to make sure they don’t stick to the bottom of the pan</text:span>.</text:p>
      <text:p text:style-name="P6"/>
      <text:p text:style-name="P5">Good served with wholewheat pasta, garlic bread, and optional queso :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4-06-05T21:19:58.070152039</dc:date>
    <meta:editing-duration>PT1H31M1S</meta:editing-duration>
    <meta:editing-cycles>39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236" meta:character-count="1294" meta:non-whitespace-character-count="1083"/>
  </office:meta>
</office:document-meta>
</file>